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mazonEmberLight1" svg:font-family="AmazonEmberLight, 'Helvetica Neue Light', 'Helvetica Neue', Helvetica, Arial, sans-serif"/>
    <style:font-face style:name="Cabin-semi-bold" svg:font-family="Cabin-semi-bold, sans-serif"/>
    <style:font-face style:name="Google Sans" svg:font-family="'Google Sans', Roboto, Arial, sans-serif"/>
    <style:font-face style:name="Lohit Devanagari1" svg:font-family="'Lohit Devanagari'"/>
    <style:font-face style:name="Open Sans" svg:font-family="'Open Sans', Arial, sans-serif"/>
    <style:font-face style:name="SourceSansPro" svg:font-family="SourceSansPro, sans-serif"/>
    <style:font-face style:name="AmazonEmberLight" svg:font-family="AmazonEmberLight, 'Helvetica Neue Light', 'Helvetica Neue', Helvetica, Arial, sans-serif" style:font-family-generic="swiss"/>
    <style:font-face style:name="Arial Black" svg:font-family="'Arial Black'" style:font-pitch="variable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erif1" svg:font-family="'Liberation Serif', 'Helvetica Neue Light', 'Helvetica Neue', Helvetica, Arial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 Black"/>
    </style:style>
    <style:style style:name="P2" style:family="paragraph" style:parent-style-name="Table_20_Contents">
      <style:text-properties style:font-name="Arial Black" officeooo:rsid="0014b1bc" officeooo:paragraph-rsid="0014b1bc"/>
    </style:style>
    <style:style style:name="P3" style:family="paragraph" style:parent-style-name="Table_20_Contents" style:list-style-name="L1"/>
    <style:style style:name="P4" style:family="paragraph" style:parent-style-name="Table_20_Contents">
      <style:text-properties fo:color="#000000" loext:opacity="100%" style:font-name="Liberation Serif1"/>
    </style:style>
    <style:style style:name="P5" style:family="paragraph" style:parent-style-name="Table_20_Contents" style:list-style-name="L3"/>
    <style:style style:name="P6" style:family="paragraph" style:parent-style-name="Table_20_Contents" style:list-style-name="L1">
      <style:paragraph-properties style:writing-mode="lr-tb"/>
    </style:style>
    <style:style style:name="T1" style:family="text">
      <style:text-properties officeooo:rsid="0014b1bc"/>
    </style:style>
    <style:style style:name="T2" style:family="text">
      <style:text-properties fo:font-variant="normal" fo:text-transform="none" fo:color="#ffffff" loext:opacity="100%" style:font-name="AmazonEmberLight1" fo:font-size="12pt" fo:letter-spacing="normal" fo:font-style="normal" fo:font-weight="normal"/>
    </style:style>
    <style:style style:name="T3" style:family="text">
      <style:text-properties fo:font-variant="normal" fo:text-transform="none" style:font-name="AmazonEmberLight1" fo:font-size="12pt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6" style:family="text">
      <style:text-properties officeooo:rsid="001532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24402314560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roduct</text:p>
          </table:table-cell>
          <table:table-cell table:style-name="Table1.C1" office:value-type="string">
            <text:p text:style-name="P2">Activity</text:p>
          </table:table-cell>
        </table:table-row>
        <table:table-row table:style-name="TableLine94524402314560">
          <table:table-cell table:style-name="Table1.A2" office:value-type="string">
            <text:p text:style-name="P2">Amazon AWS</text:p>
          </table:table-cell>
          <table:table-cell table:style-name="Table1.A2" office:value-type="string">
            <text:list xml:id="list1581235273" text:style-name="L1">
              <text:list-item>
                <text:p text:style-name="P3">Amazon EC2 (Elastic Compute Cloud).</text:p>
              </text:list-item>
              <text:list-item>
                <text:p text:style-name="P3">Amazon RDS (Relational Database Services).</text:p>
              </text:list-item>
              <text:list-item>
                <text:p text:style-name="P3">Amazon S3 (Simple Storage Service).</text:p>
              </text:list-item>
              <text:list-item>
                <text:p text:style-name="P3">Amazon Lambda.</text:p>
              </text:list-item>
              <text:list-item>
                <text:p text:style-name="P3">Amazon CloudFront.</text:p>
              </text:list-item>
              <text:list-item>
                <text:p text:style-name="P3">Amazon Glacier <text:span text:style-name="T1">(data caching product). </text:span></text:p>
              </text:list-item>
              <text:list-item>
                <text:p text:style-name="P3">Amazon SNS (Simple Notification Service).</text:p>
              </text:list-item>
              <text:list-item>
                <text:p text:style-name="P3">Amazon EBS (Elastic Block Store).</text:p>
              </text:list-item>
              <text:list-item>
                <text:p text:style-name="P6">Amazon VPC (Virtual Private Cloud).</text:p>
              </text:list-item>
              <text:list-item>
                <text:p text:style-name="P6">Amazon Kinesis.</text:p>
              </text:list-item>
              <text:list-item>
                <text:p text:style-name="P6">Amazon SQS (Simple Queue Service).</text:p>
              </text:list-item>
              <text:list-item>
                <text:p text:style-name="P6">Amazon Elastic Beanstalk.</text:p>
              </text:list-item>
              <text:list-item>
                <text:p text:style-name="P6">Dynamo DB.</text:p>
              </text:list-item>
              <text:list-item>
                <text:p text:style-name="P6">Amazon ElastiCache.</text:p>
              </text:list-item>
              <text:list-item>
                <text:p text:style-name="P6">Amazon Redshift.</text:p>
              </text:list-item>
              <text:list-item>
                <text:p text:style-name="P6">Amazon Cognito <text:span text:style-name="T6">(signin and signup product)</text:span>.<text:span text:style-name="T2"> agile, and innovate faster.</text:span></text:p>
              </text:list-item>
            </text:list>
          </table:table-cell>
          <table:table-cell table:style-name="Table1.C2" office:value-type="string">
            <text:p text:style-name="P4"><text:span text:style-name="T4">Amazon Web Services (AWS) is the world’s most comprehensive and broadly adopted cloud platform, offering over 200 fully featured </text:span><text:span text:style-name="T5">services</text:span><text:span text:style-name="T4"> from data centers globally. Millions of customers—including the fastest-growing startups, largest enterprises, and leading government agencies—are using AWS to lower costs, become more agile, and innovate faster.</text:span></text:p>
          </table:table-cell>
        </table:table-row>
        <table:table-row table:style-name="TableLine94524402314560">
          <table:table-cell table:style-name="Table1.A2" office:value-type="string">
            <text:p text:style-name="P2">Google Cloud Platform GCP</text:p>
          </table:table-cell>
          <table:table-cell table:style-name="Table1.A2" office:value-type="string">
            <text:list xml:id="list459565482" text:style-name="L3">
              <text:list-item>
                <text:p text:style-name="P5">Compute.</text:p>
              </text:list-item>
              <text:list-item>
                <text:p text:style-name="P5">Storage.</text:p>
              </text:list-item>
              <text:list-item>
                <text:p text:style-name="P5">Databases.</text:p>
              </text:list-item>
              <text:list-item>
                <text:p text:style-name="P5">Networking.</text:p>
              </text:list-item>
              <text:list-item>
                <text:p text:style-name="P5">Operations.</text:p>
              </text:list-item>
              <text:list-item>
                <text:p text:style-name="P5">Developer Tools.</text:p>
              </text:list-item>
              <text:list-item>
                <text:p text:style-name="P5">Data Analytics.</text:p>
              </text:list-item>
              <text:list-item>
                <text:p text:style-name="P5">AI and Machine Learning.</text:p>
              </text:list-item>
              <text:list-item>
                <text:p text:style-name="P5">User Protection Services.</text:p>
              </text:list-item>
            </text:list>
          </table:table-cell>
          <table:table-cell table:style-name="Table1.C2" office:value-type="string">
            <text:p text:style-name="Table_20_Contents">The Google Cloud Platform (GCP) is a platform that delivers over 90 information technology services (aka products), which businesses, IT professionals, and developers can leverage to work more efficiently, gain more flexibility, and/or enable a strategic advantage.</text:p>
          </table:table-cell>
        </table:table-row>
        <table:table-row table:style-name="TableLine94524402314560">
          <table:table-cell table:style-name="Table1.A2" office:value-type="string">
            <text:p text:style-name="P2">Microsoft AZUR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mazonEmberLight1" svg:font-family="AmazonEmberLight, 'Helvetica Neue Light', 'Helvetica Neue', Helvetica, Arial, sans-serif"/>
    <style:font-face style:name="Cabin-semi-bold" svg:font-family="Cabin-semi-bold, sans-serif"/>
    <style:font-face style:name="Google Sans" svg:font-family="'Google Sans', Roboto, Arial, sans-serif"/>
    <style:font-face style:name="Lohit Devanagari1" svg:font-family="'Lohit Devanagari'"/>
    <style:font-face style:name="Open Sans" svg:font-family="'Open Sans', Arial, sans-serif"/>
    <style:font-face style:name="SourceSansPro" svg:font-family="SourceSansPro, sans-serif"/>
    <style:font-face style:name="AmazonEmberLight" svg:font-family="AmazonEmberLight, 'Helvetica Neue Light', 'Helvetica Neue', Helvetica, Arial, sans-serif" style:font-family-generic="swiss"/>
    <style:font-face style:name="Arial Black" svg:font-family="'Arial Black'" style:font-pitch="variable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erif1" svg:font-family="'Liberation Serif', 'Helvetica Neue Light', 'Helvetica Neue', Helvetica, Arial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1:57:58.823007194</meta:creation-date>
    <dc:date>2021-10-12T12:26:10.801166990</dc:date>
    <meta:editing-duration>PT6M21S</meta:editing-duration>
    <meta:editing-cycles>1</meta:editing-cycles>
    <meta:document-statistic meta:table-count="1" meta:image-count="0" meta:object-count="0" meta:page-count="1" meta:paragraph-count="32" meta:word-count="202" meta:character-count="1315" meta:non-whitespace-character-count="1171"/>
    <meta:generator>LibreOffice/7.1.6.2$Linux_X86_64 LibreOffice_project/10$Build-2</meta:generator>
  </office:meta>
</office:document-meta>
</file>